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0065" officeooo:paragraph-rsid="001d0065"/>
    </style:style>
    <style:style style:name="P2" style:family="paragraph" style:parent-style-name="Standard">
      <style:text-properties fo:font-weight="bold" officeooo:rsid="001d0065" officeooo:paragraph-rsid="001d0065" style:font-weight-asian="bold" style:font-weight-complex="bold"/>
    </style:style>
    <style:style style:name="P3" style:family="paragraph" style:parent-style-name="Standard" style:list-style-name="L1">
      <style:text-properties officeooo:rsid="001d4dc0" officeooo:paragraph-rsid="001d4dc0"/>
    </style:style>
    <style:style style:name="P4" style:family="paragraph" style:parent-style-name="Standard" style:list-style-name="L1">
      <style:text-properties officeooo:paragraph-rsid="001d4dc0"/>
    </style:style>
    <style:style style:name="P5" style:family="paragraph" style:parent-style-name="Standard" style:list-style-name="L1">
      <style:text-properties officeooo:rsid="001ef065" officeooo:paragraph-rsid="001ef065"/>
    </style:style>
    <style:style style:name="P6" style:family="paragraph" style:parent-style-name="Standard">
      <style:text-properties officeooo:rsid="001f6dee" officeooo:paragraph-rsid="001f6dee"/>
    </style:style>
    <style:style style:name="P7" style:family="paragraph" style:parent-style-name="Standard" style:list-style-name="L1">
      <style:text-properties officeooo:rsid="001f6dee" officeooo:paragraph-rsid="001f6dee"/>
    </style:style>
    <style:style style:name="T1" style:family="text">
      <style:text-properties officeooo:rsid="001d4dc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ython Class notes October 31, 2017</text:p>
      <text:p text:style-name="P1"/>
      <text:list xml:id="list8113272139867899461" text:style-name="L1">
        <text:list-item>
          <text:p text:style-name="P4"><text:span text:style-name="T1">I should follow the PEP8 style of coding.</text:span></text:p>
        </text:list-item>
        <text:list-item>
          <text:p text:style-name="P3">For k in dict: ← this for loops through the keys</text:p>
        </text:list-item>
        <text:list-item>
          <text:p text:style-name="P3">list.sort()</text:p>
          <text:list>
            <text:list-item>
              <text:p text:style-name="P3">This sorts a list in place but returns None. This means it can’t return a value to be used for something else.</text:p>
            </text:list-item>
          </text:list>
        </text:list-item>
        <text:list-item>
          <text:p text:style-name="P5">sorted(list)</text:p>
          <text:list>
            <text:list-item>
              <text:p text:style-name="P5">This sorts a list without actually changing the original list.</text:p>
            </text:list-item>
            <text:list-item>
              <text:p text:style-name="P5">When used to sort strings, capitalized words are sorted first.</text:p>
            </text:list-item>
            <text:list-item>
              <text:p text:style-name="P5">Passing a key function can be use to change how the sorted function works.</text:p>
              <text:list>
                <text:list-item>
                  <text:p text:style-name="P5">To use this, you have to define a function [def fun():] to change the list to what you want to do, e.g. make all the letters lower case. Then when you call the sorted() function you call that function with the key:</text:p>
                  <text:list>
                    <text:list-header>
                      <text:p text:style-name="P5"/>
                      <text:p text:style-name="P5">def case_insensitive(item):</text:p>
                      <text:list>
                        <text:list-header>
                          <text:p text:style-name="P5">return item.lower()</text:p>
                          <text:p text:style-name="P5"/>
                          <text:p text:style-name="P5">sorted(l, key=case_insensitive)</text:p>
                          <text:p text:style-name="P5"/>
                        </text:list-header>
                      </text:list>
                    </text:list-header>
                  </text:list>
                </text:list-item>
              </text:list>
            </text:list-item>
          </text:list>
        </text:list-item>
        <text:list-item>
          <text:p text:style-name="P5">You can’t use sort for something like a tuple because they’re immutable. You have to use sorted in that case.</text:p>
        </text:list-item>
        <text:list-item>
          <text:p text:style-name="P5">In iPython, you can type <text:span text:style-name="T2">command?</text:span><text:span text:style-name="T3"> to get some help. For example “sorted?”</text:span></text:p>
        </text:list-item>
        <text:list-item>
          <text:p text:style-name="P7"><text:span text:style-name="T3">Exception handling using a try/except block:</text:span></text:p>
          <text:p text:style-name="P7"><text:span text:style-name="T3"/></text:p>
        </text:list-item>
      </text:list>
      <text:p text:style-name="P6"><text:span text:style-name="T3">try:</text:span></text:p>
      <text:p text:style-name="P6"><text:span text:style-name="T3"><text:tab/>selection = int(selection)</text:span></text:p>
      <text:p text:style-name="P6"><text:span text:style-name="T3">except ValueError:</text:span></text:p>
      <text:p text:style-name="P6"><text:span text:style-name="T3"><text:tab/>print(‘Error message’)</text:span></text:p>
      <text:p text:style-name="P6"><text:span text:style-name="T3">else:</text:span></text:p>
      <text:p text:style-name="P6"><text:span text:style-name="T3"><text:tab/>try:</text:span></text:p>
      <text:p text:style-name="P6"><text:span text:style-name="T3"><text:tab/><text:tab/>bool = prog_dic[selection](textfile)</text:span></text:p>
      <text:p text:style-name="P6"><text:span text:style-name="T3"><text:tab/>except KeyError:</text:span></text:p>
      <text:p text:style-name="P6"><text:span text:style-name="T3"><text:tab/><text:tab/>print(‘Error message’)</text:span></text:p>
      <text:p text:style-name="P6">finally:</text:p>
      <text:p text:style-name="P6"><text:tab/>print(‘Final message’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8:04:03.158263546</meta:creation-date>
    <dc:date>2017-10-31T19:29:32.565515044</dc:date>
    <meta:editing-duration>PT1H15M1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202" meta:character-count="1188" meta:non-whitespace-character-count="1016"/>
  </office:meta>
</office:document-meta>
</file>